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0. Wprowadzenie</text:p>
      <text:p text:style-name="P1"/>
      <text:p text:style-name="P1"><text:tab/>ACARM-ng jest systemem korelacji informacji zebranych przez czujniki rozmieszczone w sieci. Powstał jako rozwinięcie koncepcji swojego poprzednika, systemu ACARM (<text:a xlink:type="simple" xlink:href="http://www.acarm.wcss.wroc.pl/">http://www.acarm.wcss.wroc.pl/</text:a>), nastawionego głównie na korelację informacji o potencjalnych atakach.</text:p>
      <text:p text:style-name="P1"><text:tab/>Wyewoluowana wersja korzysta z wiedzy zdobytej na doświadczeniach nabytych podczas tworzenia poprzedniej wersji systemu, oferując elastyczną, modularną konfigurację oraz trwałe przechowywanie danych, możliwych do odzyskania po niespodziewanej przerwie w pracy systemu (np.: po zaniku zasilania).</text:p>
      <text:p text:style-name="P1"/>
      <text:p text:style-name="P1"/>
      <text:p text:style-name="P1">1. Koncepcja architektury</text:p>
      <text:p text:style-name="P1"/>
      <text:p text:style-name="P1"><text:tab/>Szkieletem architektury systemu ACARM-ng jest zestaw usług zapewniających bazowe funkcjonalności systemu, w sposób przeźroczysty dla użytkownika, który może w prosty sposób tworzyć nowe reguły korelacji oraz akcje podejmowane w przypadku wykrycia problemu. Jedynym elementem definiowanym przez użytkownika są reguły do modułu korelacji oraz akcje zdefiniowane w przypadku wykrycia konkretnego rodzaju aktywności. Całość działa w oparciu o zdarzenia.</text:p>
      <text:p text:style-name="P1"><text:tab/>W kolejnych sekcjach zostaną dokładniej omówione poszczególne elementy systemu wraz ze swoimi odpowiedzialnościami oraz miejscem w przepływie danych przez system.</text:p>
      <text:p text:style-name="P1"/>
      <text:p text:style-name="P1"/>
      <text:p text:style-name="P1">2. Podział odpowiedzialności</text:p>
      <text:p text:style-name="P1"/>
      <text:p text:style-name="P1"><text:tab/>System składa się z kilku bazowych elementów: wejść, filtrów, wyzwalaczy, modułu zapisu danych oraz wizualizacji wyników pracy dla użytkownika (i.e. administratora systemu). W kolejnych rozdziałach znajduje się krótki opis każdego z modułów.</text:p>
      <text:p text:style-name="P1"/>
      <text:p text:style-name="P1"/>
      <text:p text:style-name="P1">2.1. Wejścia (moduł Inputs)</text:p>
      <text:p text:style-name="P1"/>
      <text:p text:style-name="P1"><text:tab/>Moduł odczytujący dane z dowolnych, zdefiniowanych czujników oraz tłumaczący je na wewnętrzny format używany w systemie. Definiuje bazowy interface ujednolicający sposób użycia konkretnych implementacji, umożliwiając proste tworzenie nowych wejść, pobierających dane od dowolnych czujników.</text:p>
      <text:p text:style-name="P1"><text:tab/>Podstawowym wejściem, dostarczanym wraz z ACARM-ng jest moduł odbierania danych z systemu Prelude-IDS (prelude-manager). Takie podejście zapewnia prostą integrację z wszystkimi czujnikami obsługiwanymi przez prelude-managera (pełna lista dostępna jest na stronie projektu: <text:a xlink:type="simple" xlink:href="http://www.prelude-ids.com/">http://www.prelude-ids.com</text:a>).</text:p>
      <text:p text:style-name="P1"/>
      <text:p text:style-name="P1"/>
      <text:p text:style-name="P1">2.2. Korelacja za pomocą filtrów (moduł Filters)</text:p>
      <text:p text:style-name="P1"/>
      <text:p text:style-name="P1"><text:tab/>Podstawowymi elementami przetwarzającymi dane są filtry. Reagują one na zdarzenie pojawienia się alarmu w systemie (zarówno pobranego, z któregoś z wejść jak i zgłoszonego przez inny filtr), próbując skorelować go z zgłoszonymi wcześniej według ustalonego kryterium.</text:p>
      <text:p text:style-name="P1"><text:tab/>Na liście dostarczanych wraz z bazową wersją ACARM-ng filtrów znajdują się:</text:p>
      <text:list xml:id="list1911489671" text:style-name="L1">
        <text:list-item>
          <text:list>
            <text:list-item>
              <text:p text:style-name="P2"><text:soft-page-break/>rozwiązujące nazwy DNS</text:p>
            </text:list-item>
            <text:list-item>
              <text:p text:style-name="P2">redukujące identyczne zgłoszenia</text:p>
            </text:list-item>
            <text:list-item>
              <text:p text:style-name="P2">wykrywające ataki typu one-to-one (pojedynczy host atakuje jednego hosta)</text:p>
            </text:list-item>
            <text:list-item>
              <text:p text:style-name="P2">wykrywające ataki typu many-to-one (wiele hostów atakuje jednego hosta)</text:p>
            </text:list-item>
            <text:list-item>
              <text:p text:style-name="P2">wykrywające ataki typu one-to-many (jeden host atakujący wiele hostów)</text:p>
            </text:list-item>
            <text:list-item>
              <text:p text:style-name="P2">wykrywający ataki typu many-to-many (wiele hostów atakuje wiele hostów)</text:p>
            </text:list-item>
            <text:list-item>
              <text:p text:style-name="P2">wykrywanie ataków typu island-hopping (przejmowanie kontroli nad kolejnymi hostami)</text:p>
            </text:list-item>
            <text:list-item>
              <text:p text:style-name="P2">wykrywanie ataków typu recon-breaking-escalation (badanie sieci, włamanie, eskalacja w głąb)</text:p>
            </text:list-item>
          </text:list>
        </text:list-item>
      </text:list>
      <text:p text:style-name="P1"/>
      <text:p text:style-name="P1"><text:tab/>Procesowi korelacji towarzyszy przypisywanie poziomu ufności do danego zgłoszenia oraz poziomu istotności. Dzięki takiemu podejściu skorelowane zgłoszenia mogą być łatwo priorytetyzowane (istotność pojedynczego zgłoszenie, zmodyfikowana o sumę powstałą na sktuek korelacji).</text:p>
      <text:p text:style-name="P1"/>
      <text:p text:style-name="P1"/>
      <text:p text:style-name="P1">2.3. Reagowanie za pomocą wyzwalaczy (moduł Triggers)</text:p>
      <text:p text:style-name="P1"/>
      <text:p text:style-name="P1"><text:tab/>Funkcjonalność reagowania na dane zdarzenia zapewniają wyzwalacze. Wyzwalacze otrzymują informację o zdarzeniach w systemie (zgłoszenie nowego alarmu, zmiana priorytetu już istniejącego, etc...) i na ich podstawie decydują czy zgłoszenie jest na tyle istotne aby podejmować stosowną akcję.</text:p>
      <text:p text:style-name="P1"><text:tab/>Akcje podejmowane przez wyzwalacze są definiowane przez użytkownika. ACARM-ng dostarcza domyślnie akcje pozwalające na:</text:p>
      <text:list xml:id="list2165541706" text:style-name="L2">
        <text:list-item>
          <text:list>
            <text:list-item>
              <text:p text:style-name="P3">powiadamianie e-mail o zdarzeniu</text:p>
            </text:list-item>
            <text:list-item>
              <text:p text:style-name="P3">powiadamianie przez gadu-gadu o zdarzeniu</text:p>
            </text:list-item>
            <text:list-item>
              <text:p text:style-name="P3">powiadamianie SMS o zdarzeniu</text:p>
            </text:list-item>
          </text:list>
        </text:list-item>
      </text:list>
      <text:p text:style-name="P1"/>
      <text:p text:style-name="P1"><text:tab/>W planach jest dodanie możliwości aktywnego zapobiegania incydentom (IPS), opartego o system wyzwalaczy (np.: odcinanie dostępu skanującemu hostowi do elementów podsieci po wykryciu przeskanowania przez niego kilku hostów).</text:p>
      <text:p text:style-name="P1"/>
      <text:p text:style-name="P1"/>
      <text:p text:style-name="P1">2.4. Przechowywanie wyników (moduł Persistency)</text:p>
      <text:p text:style-name="P1"/>
      <text:p text:style-name="P1"><text:tab/>Zapis danych na trwałym nośniku jest zapewniony przez moduł Persistency, w sposób całkowicie przeźroczysty dla użytkownika szkieletu ACARM-ng.</text:p>
      <text:p text:style-name="P1"><text:tab/>Bazowy system zapewnia komunikację z bazą danych PostgreSQL. Dodatkowo istnieje możliwość <text:span text:style-name="T3">zaimplementowania dowolnego modułu przechowującego dane (np.: inna system baz danych, plik, etc...).</text:span></text:p>
      <text:p text:style-name="P1"/>
      <text:p text:style-name="P1"/>
      <text:p text:style-name="P1">2.5. Interface użytkownika (moduł WUI)</text:p>
      <text:p text:style-name="P1"/>
      <text:p text:style-name="P1"><text:tab/></text:p>
      <text:p text:style-name="P1"/>
      <text:p text:style-name="P1"/>
      <text:p text:style-name="P1">3. Przepływ danych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4. Adaptacja i konfiguracja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3:12:07</meta:creation-date>
    <meta:generator>OpenOffice.org/3.1$Linux OpenOffice.org_project/310m19$Build-9420</meta:generator>
    <dc:date>2009-11-23T14:58:25</dc:date>
    <meta:editing-duration>PT01H46M20S</meta:editing-duration>
    <meta:editing-cycles>28</meta:editing-cycles>
    <meta:document-statistic meta:table-count="0" meta:image-count="0" meta:object-count="0" meta:page-count="3" meta:paragraph-count="37" meta:word-count="565" meta:character-count="4550"/>
  </office:meta>
</office:document-meta>
</file>